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file-entry manifest:media-type="image/png" manifest:full-path="Pictures/Picture6"/>
  <manifest:file-entry manifest:media-type="image/png" manifest:full-path="Pictures/Picture7"/>
  <manifest:file-entry manifest:media-type="image/png" manifest:full-path="Pictures/Picture8"/>
  <manifest:file-entry manifest:media-type="image/png" manifest:full-path="Pictures/Picture9"/>
  <manifest:file-entry manifest:media-type="image/png" manifest:full-path="Pictures/Picture10"/>
  <manifest:file-entry manifest:media-type="image/png" manifest:full-path="Pictures/Picture11"/>
  <manifest:file-entry manifest:media-type="image/png" manifest:full-path="Pictures/Picture12"/>
  <manifest:file-entry manifest:media-type="image/png" manifest:full-path="Pictures/Picture13"/>
  <manifest:file-entry manifest:media-type="image/png" manifest:full-path="Pictures/Picture14"/>
  <manifest:file-entry manifest:media-type="image/png" manifest:full-path="Pictures/Picture15"/>
  <manifest:file-entry manifest:media-type="image/png" manifest:full-path="Pictures/Picture16"/>
  <manifest:file-entry manifest:media-type="image/png" manifest:full-path="Pictures/Picture17"/>
  <manifest:file-entry manifest:media-type="image/png" manifest:full-path="Pictures/Picture18"/>
  <manifest:file-entry manifest:media-type="image/png" manifest:full-path="Pictures/Picture19"/>
  <manifest:file-entry manifest:media-type="image/png" manifest:full-path="Pictures/Picture20"/>
  <manifest:file-entry manifest:media-type="image/png" manifest:full-path="Pictures/Picture21"/>
  <manifest:file-entry manifest:media-type="image/png" manifest:full-path="Pictures/Picture22"/>
  <manifest:file-entry manifest:media-type="image/png" manifest:full-path="Pictures/Picture23"/>
  <manifest:file-entry manifest:media-type="image/png" manifest:full-path="Pictures/Picture24"/>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13.5pt" fo:margin-bottom="9pt"/>
    </style:style>
    <style:style style:name="c4" style:family="text">
      <style:text-properties fo:font-weight="bold" fo:font-family="Sans"/>
    </style:style>
    <style:style style:name="p5" style:family="paragraph">
      <style:paragraph-properties fo:margin-top="12pt" fo:margin-bottom="9pt"/>
    </style:style>
    <style:style style:name="c6" style:family="text">
      <style:text-properties fo:font-weight="bold" fo:font-family="Sans"/>
    </style:style>
    <style:style style:name="p7" style:family="paragraph">
      <style:paragraph-properties fo:margin-top="9pt" fo:margin-bottom="9pt" fo:margin-left="30pt" fo:margin-right="30pt"/>
    </style:style>
    <style:style style:name="p8" style:family="paragraph">
      <style:paragraph-properties fo:margin-top="9pt" fo:margin-bottom="9pt"/>
    </style:style>
    <text:list-style style:name="L9">
      <text:list-level-style-bullet text:bullet-char="●" text:level="1">
        <style:list-level-properties fo:text-align="start" text:space-before="8mm"/>
      </text:list-level-style-bullet>
    </text:list-style>
    <style:style style:name="p11" style:family="paragraph">
      <style:paragraph-properties fo:margin-top="9pt"/>
    </style:style>
    <style:style style:name="p13" style:family="paragraph">
      <style:paragraph-properties fo:margin-bottom="9pt"/>
    </style:style>
    <style:style style:name="s14" style:family="section">
      <style:section-properties/>
    </style:style>
    <style:style style:name="T15" style:family="table">
      <style:table-properties/>
    </style:style>
    <style:style style:name="T17" style:family="table">
      <style:table-properties/>
    </style:style>
    <style:style style:name="p18" style:family="paragraph">
      <style:paragraph-properties fo:text-align="center"/>
    </style:style>
    <style:style style:name="T20" style:family="table">
      <style:table-properties/>
    </style:style>
    <style:style style:name="p21" style:family="paragraph">
      <style:paragraph-properties fo:text-align="center" fo:margin-left="0pt"/>
    </style:style>
    <style:style style:name="p22" style:family="paragraph">
      <style:paragraph-properties fo:text-align="start"/>
    </style:style>
    <style:style style:name="s23" style:family="section">
      <style:section-properties/>
    </style:style>
    <style:style style:name="c24" style:family="text">
      <style:text-properties fo:font-family="Sans"/>
    </style:style>
    <style:style style:name="p26" style:family="paragraph">
      <style:paragraph-properties fo:text-align="start" fo:margin-left="0pt"/>
    </style:style>
    <style:style style:name="c27" style:family="text">
      <style:text-properties fo:font-family="Sans"/>
    </style:style>
    <style:style style:name="p29" style:family="paragraph">
      <style:paragraph-properties fo:margin-top="9pt" fo:margin-bottom="9pt" fo:margin-left="0pt"/>
    </style:style>
    <style:style style:name="c30" style:family="text">
      <style:text-properties fo:font-family="Sans" style:text-underline-type="single" style:text-underline-style="solid" fo:color="#0000ff"/>
    </style:style>
    <style:style style:name="p31" style:family="paragraph">
      <style:paragraph-properties fo:margin-top="12pt" fo:margin-bottom="9pt" fo:break-before="page"/>
    </style:style>
    <style:style style:name="p32" style:family="paragraph">
      <style:paragraph-properties/>
    </style:style>
    <style:style style:name="p33" style:family="paragraph">
      <style:paragraph-properties fo:margin-top="9pt"/>
    </style:style>
    <text:list-style style:name="L34">
      <text:list-level-style-bullet text:bullet-char="○" text:level="2">
        <style:list-level-properties fo:text-align="start" text:space-before="16mm"/>
      </text:list-level-style-bullet>
    </text:list-style>
    <style:style style:name="p35" style:family="paragraph">
      <style:paragraph-properties/>
    </style:style>
    <style:style style:name="p36" style:family="paragraph">
      <style:paragraph-properties/>
    </style:style>
    <style:style style:name="p37" style:family="paragraph">
      <style:paragraph-properties/>
    </style:style>
    <style:style style:name="p38" style:family="paragraph">
      <style:paragraph-properties fo:margin-bottom="9pt"/>
    </style:style>
    <style:style style:name="p39" style:family="paragraph">
      <style:paragraph-properties/>
    </style:style>
    <text:list-style style:name="L40">
      <text:list-level-style-bullet text:bullet-char="○" text:level="3">
        <style:list-level-properties fo:text-align="start" text:space-before="24mm"/>
      </text:list-level-style-bullet>
    </text:list-style>
    <style:style style:name="p41" style:family="paragraph">
      <style:paragraph-properties/>
    </style:style>
    <style:style style:name="p42" style:family="paragraph">
      <style:paragraph-properties/>
    </style:style>
    <style:style style:name="p43" style:family="paragraph">
      <style:paragraph-properties/>
    </style:style>
    <style:style style:name="p44" style:family="paragraph">
      <style:paragraph-properties fo:margin-top="10.5pt" fo:margin-bottom="9pt"/>
    </style:style>
    <style:style style:name="c45" style:family="text">
      <style:text-properties fo:font-weight="bold" fo:font-family="Sans"/>
    </style:style>
    <style:style style:name="c46" style:family="text">
      <style:text-properties fo:font-family="Sans" style:text-underline-type="single" style:text-underline-style="solid" fo:color="#0000ff"/>
    </style:style>
    <style:style style:name="c47" style:family="text">
      <style:text-properties fo:font-family="Sans" style:text-underline-type="single" style:text-underline-style="solid" fo:color="#0000ff"/>
    </style:style>
    <style:style style:name="c48" style:family="text">
      <style:text-properties fo:font-family="Sans"/>
    </style:style>
    <style:style style:name="c49" style:family="text">
      <style:text-properties fo:font-family="Sans"/>
    </style:style>
    <style:style style:name="p50" style:family="paragraph">
      <style:paragraph-properties fo:margin-top="9pt" fo:margin-bottom="9pt" fo:margin-left="60pt" fo:margin-right="60pt"/>
    </style:style>
    <style:style style:name="c51" style:family="text">
      <style:text-properties fo:font-weight="bold" fo:font-family="Sans"/>
    </style:style>
    <style:style style:name="c52" style:family="text">
      <style:text-properties fo:font-family="Sans"/>
    </style:style>
    <style:style style:name="p53" style:family="paragraph">
      <style:paragraph-properties/>
    </style:style>
    <style:style style:name="p54" style:family="paragraph">
      <style:paragraph-properties fo:margin-top="9pt"/>
    </style:style>
    <style:style style:name="p55" style:family="paragraph">
      <style:paragraph-properties/>
    </style:style>
    <style:style style:name="c56" style:family="text">
      <style:text-properties fo:font-family="Courier New,courier"/>
    </style:style>
    <style:style style:name="p57" style:family="paragraph">
      <style:paragraph-properties fo:margin-bottom="9pt"/>
    </style:style>
    <style:style style:name="c58" style:family="text">
      <style:text-properties fo:font-family="Sans"/>
    </style:style>
    <style:style style:name="c59" style:family="text">
      <style:text-properties fo:font-family="Sans"/>
    </style:style>
    <style:style style:name="c60" style:family="text">
      <style:text-properties fo:font-family="Sans"/>
    </style:style>
    <style:style style:name="c61" style:family="text">
      <style:text-properties fo:font-family="Sans"/>
    </style:style>
    <style:style style:name="c62" style:family="text">
      <style:text-properties fo:font-family="Sans"/>
    </style:style>
    <style:style style:name="c63" style:family="text">
      <style:text-properties fo:font-family="Sans"/>
    </style:style>
    <style:style style:name="c64" style:family="text">
      <style:text-properties fo:font-family="Sans"/>
    </style:style>
    <style:style style:name="c65" style:family="text">
      <style:text-properties fo:font-family="Courier New,courier" fo:color="#0000ff"/>
    </style:style>
    <style:style style:name="p66" style:family="paragraph">
      <style:paragraph-properties/>
    </style:style>
    <style:style style:name="p67" style:family="paragraph">
      <style:paragraph-properties fo:margin-top="9pt"/>
    </style:style>
    <style:style style:name="p68" style:family="paragraph">
      <style:paragraph-properties fo:margin-top="9pt" fo:margin-bottom="9pt"/>
    </style:style>
    <style:style style:name="c69" style:family="text">
      <style:text-properties fo:font-family="Courier New,courier" fo:color="#006400"/>
    </style:style>
    <style:style style:name="p70" style:family="paragraph">
      <style:paragraph-properties/>
    </style:style>
    <style:style style:name="p71" style:family="paragraph">
      <style:paragraph-properties fo:margin-top="9pt" fo:margin-bottom="9pt" fo:margin-left="31.5pt" fo:margin-right="30pt"/>
    </style:style>
    <style:style style:name="p72" style:family="paragraph">
      <style:paragraph-properties/>
    </style:style>
    <style:style style:name="p73" style:family="paragraph">
      <style:paragraph-properties/>
    </style:style>
    <style:style style:name="p75" style:family="paragraph">
      <style:paragraph-properties fo:margin-top="9pt" fo:margin-bottom="9pt"/>
    </style:style>
    <style:style style:name="c76" style:family="text">
      <style:text-properties fo:font-weight="bold" fo:font-family="Courier New,courier" fo:color="#ff0000"/>
    </style:style>
    <style:style style:name="c77" style:family="text">
      <style:text-properties fo:font-family="Sans"/>
    </style:style>
    <style:style style:name="p78" style:family="paragraph">
      <style:paragraph-properties/>
    </style:style>
    <style:style style:name="p79" style:family="paragraph">
      <style:paragraph-properties fo:margin-top="9pt"/>
    </style:style>
    <style:style style:name="p81" style:family="paragraph">
      <style:paragraph-properties fo:margin-top="9pt" fo:margin-bottom="9pt"/>
    </style:style>
    <style:style style:name="p82" style:family="paragraph">
      <style:paragraph-properties/>
    </style:style>
    <style:style style:name="p83" style:family="paragraph">
      <style:paragraph-properties fo:margin-top="9pt" fo:margin-bottom="9pt" fo:margin-left="0.75pt"/>
    </style:style>
    <style:style style:name="c84" style:family="text">
      <style:text-properties fo:font-family="Sans"/>
    </style:style>
    <style:style style:name="p86" style:family="paragraph">
      <style:paragraph-properties fo:margin-top="9pt" fo:margin-bottom="9pt"/>
    </style:style>
    <style:style style:name="c87" style:family="text">
      <style:text-properties fo:font-family="Courier New,courier" fo:color="#800080"/>
    </style:style>
    <style:style style:name="p88" style:family="paragraph">
      <style:paragraph-properties/>
    </style:style>
    <style:style style:name="p89" style:family="paragraph">
      <style:paragraph-properties fo:margin-top="9pt" fo:margin-bottom="9pt"/>
    </style:style>
    <style:style style:name="c90" style:family="text">
      <style:text-properties fo:font-family="Courier New,courier" fo:color="#a52a2a"/>
    </style:style>
    <text:list-style style:name="L91">
      <text:list-level-style-bullet text:bullet-char="○" text:level="4">
        <style:list-level-properties fo:text-align="start" text:space-before="32mm"/>
      </text:list-level-style-bullet>
    </text:list-style>
    <style:style style:name="p92" style:family="paragraph">
      <style:paragraph-properties/>
    </style:style>
    <style:style style:name="p93" style:family="paragraph">
      <style:paragraph-properties/>
    </style:style>
    <style:style style:name="p94" style:family="paragraph">
      <style:paragraph-properties fo:margin-top="9pt" fo:margin-bottom="9pt" fo:margin-left="2.25pt"/>
    </style:style>
    <style:style style:name="c95" style:family="text">
      <style:text-properties fo:font-family="Sans"/>
    </style:style>
    <style:style style:name="p96" style:family="paragraph">
      <style:paragraph-properties/>
    </style:style>
    <style:style style:name="p97" style:family="paragraph">
      <style:paragraph-properties/>
    </style:style>
    <style:style style:name="c98" style:family="text">
      <style:text-properties fo:font-family="Sans"/>
    </style:style>
    <style:style style:name="p99" style:family="paragraph">
      <style:paragraph-properties/>
    </style:style>
    <style:style style:name="c100" style:family="text">
      <style:text-properties fo:font-family="Sans"/>
    </style:style>
    <style:style style:name="p102" style:family="paragraph">
      <style:paragraph-properties fo:margin-top="9pt" fo:margin-bottom="9pt"/>
    </style:style>
    <style:style style:name="p104" style:family="paragraph">
      <style:paragraph-properties fo:margin-top="9pt" fo:margin-bottom="9pt"/>
    </style:style>
    <style:style style:name="p105" style:family="paragraph">
      <style:paragraph-properties/>
    </style:style>
    <style:style style:name="p106" style:family="paragraph">
      <style:paragraph-properties fo:margin-top="9pt" fo:margin-bottom="9pt" fo:margin-left="1.5pt"/>
    </style:style>
    <style:style style:name="c107" style:family="text">
      <style:text-properties fo:font-family="Sans"/>
    </style:style>
    <style:style style:name="p109" style:family="paragraph">
      <style:paragraph-properties fo:margin-top="9pt" fo:margin-bottom="9pt"/>
    </style:style>
    <style:style style:name="c110" style:family="text">
      <style:text-properties fo:font-family="Courier New,courier" fo:color="#008000"/>
    </style:style>
    <style:style style:name="p111" style:family="paragraph">
      <style:paragraph-properties/>
    </style:style>
    <style:style style:name="p112" style:family="paragraph">
      <style:paragraph-properties fo:margin-top="9pt" fo:margin-bottom="9pt"/>
    </style:style>
    <text:list-style style:name="L113">
      <text:list-level-style-bullet text:bullet-char="○" text:level="5">
        <style:list-level-properties fo:text-align="start" text:space-before="40mm"/>
      </text:list-level-style-bullet>
    </text:list-style>
    <style:style style:name="p115" style:family="paragraph">
      <style:paragraph-properties fo:margin-top="9pt" fo:margin-bottom="9pt"/>
    </style:style>
    <style:style style:name="c116" style:family="text">
      <style:text-properties fo:font-family="Courier New,courier" fo:color="#ffa500"/>
    </style:style>
    <text:list-style style:name="L117">
      <text:list-level-style-bullet text:bullet-char="○" text:level="6">
        <style:list-level-properties fo:text-align="start" text:space-before="48mm"/>
      </text:list-level-style-bullet>
    </text:list-style>
    <style:style style:name="p118" style:family="paragraph">
      <style:paragraph-properties/>
    </style:style>
    <style:style style:name="p119" style:family="paragraph">
      <style:paragraph-properties/>
    </style:style>
    <style:style style:name="p120" style:family="paragraph">
      <style:paragraph-properties fo:margin-top="9pt" fo:margin-bottom="9pt" fo:margin-left="3pt"/>
    </style:style>
    <style:style style:name="c121" style:family="text">
      <style:text-properties fo:font-family="Sans"/>
    </style:style>
    <style:style style:name="p123" style:family="paragraph">
      <style:paragraph-properties fo:margin-top="9pt" fo:margin-bottom="9pt"/>
    </style:style>
    <style:style style:name="p124" style:family="paragraph">
      <style:paragraph-properties/>
    </style:style>
    <style:style style:name="p125" style:family="paragraph">
      <style:paragraph-properties/>
    </style:style>
    <style:style style:name="p126" style:family="paragraph">
      <style:paragraph-properties/>
    </style:style>
    <style:style style:name="c127" style:family="text">
      <style:text-properties fo:font-family="Sans"/>
    </style:style>
    <style:style style:name="p129" style:family="paragraph">
      <style:paragraph-properties fo:margin-top="9pt" fo:margin-bottom="9pt"/>
    </style:style>
    <style:style style:name="p130" style:family="paragraph">
      <style:paragraph-properties/>
    </style:style>
    <style:style style:name="p131" style:family="paragraph">
      <style:paragraph-properties fo:margin-top="9pt" fo:margin-bottom="9pt"/>
    </style:style>
    <text:list-style style:name="L132">
      <text:list-level-style-bullet text:bullet-char="○" text:level="7">
        <style:list-level-properties fo:text-align="start" text:space-before="56mm"/>
      </text:list-level-style-bullet>
    </text:list-style>
    <style:style style:name="p133" style:family="paragraph">
      <style:paragraph-properties/>
    </style:style>
    <style:style style:name="p134" style:family="paragraph">
      <style:paragraph-properties/>
    </style:style>
    <style:style style:name="p135" style:family="paragraph">
      <style:paragraph-properties/>
    </style:style>
    <style:style style:name="c136" style:family="text">
      <style:text-properties fo:font-family="Sans"/>
    </style:style>
    <style:style style:name="p138" style:family="paragraph">
      <style:paragraph-properties fo:margin-top="9pt" fo:margin-bottom="9pt"/>
    </style:style>
    <style:style style:name="p140" style:family="paragraph">
      <style:paragraph-properties fo:margin-top="9pt" fo:margin-bottom="9pt"/>
    </style:style>
    <style:style style:name="p141" style:family="paragraph">
      <style:paragraph-properties/>
    </style:style>
    <style:style style:name="p142" style:family="paragraph">
      <style:paragraph-properties fo:margin-top="9pt" fo:margin-bottom="9pt"/>
    </style:style>
    <style:style style:name="p143" style:family="paragraph">
      <style:paragraph-properties/>
    </style:style>
    <style:style style:name="p144" style:family="paragraph">
      <style:paragraph-properties/>
    </style:style>
    <style:style style:name="p145" style:family="paragraph">
      <style:paragraph-properties/>
    </style:style>
    <style:style style:name="p146" style:family="paragraph">
      <style:paragraph-properties/>
    </style:style>
    <style:style style:name="p147" style:family="paragraph">
      <style:paragraph-properties/>
    </style:style>
    <style:style style:name="c148" style:family="text">
      <style:text-properties fo:font-weight="bold" fo:font-family="Sans"/>
    </style:style>
    <style:style style:name="p151" style:family="paragraph">
      <style:paragraph-properties fo:margin-top="9pt" fo:margin-bottom="9pt"/>
    </style:style>
    <style:style style:name="p153" style:family="paragraph">
      <style:paragraph-properties fo:margin-top="9pt" fo:margin-bottom="9pt"/>
    </style:style>
    <text:list-style style:name="L154">
      <text:list-level-style-number style:num-format="1" style:num-suffix="." text:level="1">
        <style:list-level-properties fo:text-align="start" text:space-before="8mm"/>
      </text:list-level-style-number>
    </text:list-style>
    <style:style style:name="p156" style:family="paragraph">
      <style:paragraph-properties fo:margin-top="9pt"/>
    </style:style>
    <style:style style:name="p157" style:family="paragraph">
      <style:paragraph-properties fo:margin-top="9pt" fo:margin-bottom="9pt"/>
    </style:style>
    <style:style style:name="c158" style:family="text">
      <style:text-properties fo:font-family="Sans"/>
    </style:style>
    <style:style style:name="c159" style:family="text">
      <style:text-properties fo:font-family="Sans"/>
    </style:style>
    <style:style style:name="p161" style:family="paragraph">
      <style:paragraph-properties fo:margin-top="9pt" fo:margin-bottom="9pt"/>
    </style:style>
    <style:style style:name="c162" style:family="text">
      <style:text-properties fo:font-family="Sans"/>
    </style:style>
    <style:style style:name="p165" style:family="paragraph">
      <style:paragraph-properties fo:margin-top="9pt" fo:margin-bottom="9pt"/>
    </style:style>
    <style:style style:name="p167" style:family="paragraph">
      <style:paragraph-properties fo:margin-top="9pt" fo:margin-bottom="9pt"/>
    </style:style>
    <style:style style:name="p168" style:family="paragraph">
      <style:paragraph-properties/>
    </style:style>
    <style:style style:name="p169" style:family="paragraph">
      <style:paragraph-properties fo:margin-top="9pt"/>
    </style:style>
    <style:style style:name="p170" style:family="paragraph">
      <style:paragraph-properties fo:margin-top="9pt" fo:margin-bottom="9pt" fo:margin-left="30.75pt" fo:margin-right="30pt"/>
    </style:style>
    <style:style style:name="p171" style:family="paragraph">
      <style:paragraph-properties fo:margin-bottom="9pt"/>
    </style:style>
    <style:style style:name="p174" style:family="paragraph">
      <style:paragraph-properties fo:margin-top="9pt" fo:margin-bottom="9pt"/>
    </style:style>
    <style:style style:name="p176" style:family="paragraph">
      <style:paragraph-properties fo:margin-top="9pt" fo:margin-bottom="9pt"/>
    </style:style>
    <style:style style:name="p178" style:family="paragraph">
      <style:paragraph-properties fo:margin-top="9pt"/>
    </style:style>
    <style:style style:name="p179" style:family="paragraph">
      <style:paragraph-properties fo:margin-top="9pt" fo:margin-bottom="9pt"/>
    </style:style>
    <style:style style:name="p181" style:family="paragraph">
      <style:paragraph-properties fo:margin-top="9pt" fo:margin-bottom="9pt"/>
    </style:style>
  </office:automatic-styles>
  <office:body>
    <office:text>
      <text:p text:style-name="p3"><text:span text:style-name="c4">XMLPortletFactory User Guide</text:span></text:p>
      <text:p text:style-name="p5"><text:span text:style-name="c6">Preface</text:span></text:p>
      <text:p text:style-name="p7"><text:span text:style-name="c0">www.XMLPortletFactory.org<text:line-break/>Jack A. Rider<text:line-break/>XMLPortletFactory Getting Started Guide<text:line-break/>By Jack A. Rider<text:line-break/>Copyright © 2009 - 2012 by Jack A. Rider</text:span></text:p>
      <text:p text:style-name="p8"><text:span text:style-name="c0">This work is offered under the Creative Commons Attribution-Share Alike Unported license. You are free:</text:span></text:p>
      <text:list text:style-name="L9">
        <text:list-item>
          <text:p text:style-name="p11"><text:span text:style-name="c0">to share—to copy, distribute, and transmit the work</text:span></text:p>
        </text:list-item>
        <text:list-item>
          <text:p text:style-name="p13"><text:span text:style-name="c0">to remix—to adapt the work</text:span></text:p>
        </text:list-item>
      </text:list>
      <text:p text:style-name="p8"><text:span text:style-name="c0">Under the following conditions:<text:line-break/></text:span></text:p>
      <table:table>
        <table:table-column table:number-columns-repeated="2"/>
        <table:table-row>
          <table:table-cell table:style-name="T20">
            <text:p text:style-name="p21"/>
          </table:table-cell>
          <table:table-cell table:style-name="T20">
            <text:p text:style-name="p18"/>
          </table:table-cell>
        </table:table-row>
        <table:table-row>
          <table:table-cell table:style-name="T17">
            <text:p text:style-name="p22"><text:span>
                <draw:frame draw:name="images/image-000.png" svg:width="37.5pt" svg:height="37.5pt">
                  <draw:image xlink:href="Pictures/Picture1"/>
                </draw:frame>
              </text:span></text:p>
          </table:table-cell>
          <table:table-cell table:style-name="T17">
            <text:p text:style-name="p22"><text:span text:style-name="c0">Attribution. You must attribute the work in the manner specified by the author or licensor (but not in any way that suggests that they endorse you or your use of the work).</text:span></text:p>
          </table:table-cell>
        </table:table-row>
        <table:table-row>
          <table:table-cell table:style-name="T17">
            <text:p text:style-name="p26"/>
          </table:table-cell>
          <table:table-cell table:style-name="T17">
            <text:p text:style-name="p22"/>
          </table:table-cell>
        </table:table-row>
        <table:table-row>
          <table:table-cell table:style-name="T17">
            <text:p text:style-name="p22"><text:span>
                <draw:frame draw:name="images/image-001.png" svg:width="37.5pt" svg:height="37.5pt">
                  <draw:image xlink:href="Pictures/Picture2"/>
                </draw:frame>
              </text:span></text:p>
          </table:table-cell>
          <table:table-cell table:style-name="T17">
            <text:p text:style-name="p22"><text:span text:style-name="c0">Share Alike. If you alter, transform, or build upon this work, you may distribute the resulting work only under the same, similar or a compatible license.</text:span></text:p>
          </table:table-cell>
        </table:table-row>
        <table:table-row>
          <table:table-cell table:style-name="T17">
            <text:p text:style-name="p26"/>
          </table:table-cell>
          <table:table-cell table:style-name="T17">
            <text:p text:style-name="p22"/>
          </table:table-cell>
        </table:table-row>
      </table:table>
      <text:p text:style-name="p29"><text:span text:style-name="c0">You may view the full version of this license online here:<text:line-break/></text:span><text:span text:style-name="c30">http://creativecommons.org/licenses/by-sa/3.0</text:span></text:p>
      <text:p text:style-name="p8"><text:span text:style-name="c0">Contributors: David Segui, Fran García, Moisés Belda.</text:span></text:p>
      <text:p text:style-name="p31"><text:span text:style-name="c6">Table of Contents</text:span><text:span text:style-name="c0"> </text:span></text:p>
      <text:list text:style-name="L9">
        <text:list-item>
          <text:p text:style-name="p33"><text:span text:style-name="c0">Preface</text:span></text:p>
        </text:list-item>
        <text:list-item>
          <text:p text:style-name="p32"><text:span text:style-name="c0">Introduction</text:span></text:p>
        </text:list-item>
        <text:list-item>
          <text:list text:style-name="L34">
            <text:list-item>
              <text:p text:style-name="p35"><text:span text:style-name="c0">What is XMLPortletFactory?</text:span></text:p>
            </text:list-item>
            <text:list-item>
              <text:p text:style-name="p35"><text:span text:style-name="c0">In which versions of Liferay runs?</text:span></text:p>
            </text:list-item>
          </text:list>
        </text:list-item>
        <text:list-item>
          <text:p text:style-name="p32"><text:span text:style-name="c0">Initial Setup</text:span></text:p>
        </text:list-item>
        <text:list-item>
          <text:list text:style-name="L34">
            <text:list-item>
              <text:p text:style-name="p36"><text:span text:style-name="c0">Pre-requisites</text:span></text:p>
            </text:list-item>
            <text:list-item>
              <text:p text:style-name="p36"><text:span text:style-name="c0">Download</text:span></text:p>
            </text:list-item>
            <text:list-item>
              <text:p text:style-name="p36"><text:span text:style-name="c0">Install XMLPortletFactory in Liferay SDK</text:span></text:p>
            </text:list-item>
            <text:list-item>
              <text:p text:style-name="p36"><text:span text:style-name="c0">First run</text:span></text:p>
            </text:list-item>
          </text:list>
        </text:list-item>
        <text:list-item>
          <text:p text:style-name="p32"><text:span text:style-name="c0">XMLPortletFactory in detail</text:span></text:p>
        </text:list-item>
        <text:list-item>
          <text:list text:style-name="L34">
            <text:list-item>
              <text:p text:style-name="p37"><text:span text:style-name="c0">Must know before</text:span></text:p>
            </text:list-item>
            <text:list-item>
              <text:p text:style-name="p37"><text:span text:style-name="c0">Node by node explanation</text:span></text:p>
            </text:list-item>
          </text:list>
        </text:list-item>
        <text:list-item>
          <text:p text:style-name="p38"><text:span text:style-name="c0">How-to</text:span></text:p>
        </text:list-item>
        <text:list-item>
          <text:list text:style-name="L34">
            <text:list-item>
              <text:p text:style-name="p39"><text:span text:style-name="c0">Eclipse edit, your generated portlet</text:span></text:p>
            </text:list-item>
            <text:list-item>
              <text:list text:style-name="L40">
                <text:list-item>
                  <text:p text:style-name="p41"><text:span text:style-name="c0">Prerequisites</text:span></text:p>
                </text:list-item>
                <text:list-item>
                  <text:p text:style-name="p41"><text:span text:style-name="c0">Steps</text:span></text:p>
                </text:list-item>
              </text:list>
            </text:list-item>
            <text:list-item>
              <text:p text:style-name="p39"><text:span text:style-name="c0">How to I18n, change or add new languages</text:span></text:p>
            </text:list-item>
            <text:list-item>
              <text:list text:style-name="L40">
                <text:list-item>
                  <text:p text:style-name="p42"><text:span text:style-name="c0">Prerequisites</text:span></text:p>
                </text:list-item>
                <text:list-item>
                  <text:p text:style-name="p42"><text:span text:style-name="c0">Steps</text:span></text:p>
                </text:list-item>
                <text:list-item>
                  <text:p text:style-name="p42"><text:span text:style-name="c0">Results</text:span></text:p>
                </text:list-item>
              </text:list>
            </text:list-item>
            <text:list-item>
              <text:p text:style-name="p39"><text:span text:style-name="c0">How to add new regexp validations to my portlets.</text:span></text:p>
            </text:list-item>
            <text:list-item>
              <text:list text:style-name="L40">
                <text:list-item>
                  <text:p text:style-name="p43"><text:span text:style-name="c0">Prerequisites</text:span></text:p>
                </text:list-item>
                <text:list-item>
                  <text:p text:style-name="p43"><text:span text:style-name="c0">Steps</text:span></text:p>
                </text:list-item>
                <text:list-item>
                  <text:p text:style-name="p43"><text:span text:style-name="c0">Results</text:span></text:p>
                </text:list-item>
              </text:list>
            </text:list-item>
          </text:list>
        </text:list-item>
      </text:list>
      <text:p text:style-name="p31"><text:span text:style-name="c6">Introduction</text:span><text:span text:style-name="c0"> </text:span></text:p>
      <text:p text:style-name="p44"><text:span text:style-name="c45">What is XMLPortletFactory?</text:span></text:p>
      <text:p text:style-name="p8"><text:span text:style-name="c0">XMLPortletFactory is a project whose goal is the fast and easy generation of portlets, which give support and maintenance to tables in a database, always under Liferay portal infrastructure.</text:span></text:p>
      <text:p text:style-name="p8"><text:span text:style-name="c0">Experience in the programming world, shows that a big percentage of projects; portlets are fundamentally database table maintenance, just adding, editing and deleting rows in tables. Under that circumstances, we spend a lot of time, coding same routines with different table name and fields, is like Groundhog Day in the office again.</text:span></text:p>
      <text:p text:style-name="p8"><text:span text:style-name="c0">Now XMLPortletFactory can generate full, professional-looking portlets within minutes of starting, just have to define one xml file, which contains the applications definition. With it you can generate portlets for the different Liferay portal versions (6.0.1, 6.0.2.....6.0.6...and so on). If you have de xml definition, your portlet for your version is seconds away. Can you imagine your time saving, in portal version upgrades?</text:span></text:p>
      <text:p text:style-name="p44"><text:span text:style-name="c45">In which versions of Liferay runs?</text:span></text:p>
      <text:p text:style-name="p8"><text:span text:style-name="c0">Actually, is tested and found to be generating working portlets in 6.0.x. Whenever 6.1.x comes out, I will try to modify the actual process to select appropriate major Liferay version 6.0 or 6.1 with the same xml files.</text:span></text:p>
      <text:p text:style-name="p5"><text:span text:style-name="c6">Initial Setup</text:span></text:p>
      <text:p text:style-name="p44"><text:span text:style-name="c45">Pre-requisites</text:span></text:p>
      <text:p text:style-name="p8"><text:span text:style-name="c0">We first need Liferay Plugins SDK (6.0.x) installed and working (java, ant, etc.), the Liferay people made it as easy as unzipping a file and editing a file. See instructions here:</text:span></text:p>
      <text:p text:style-name="p8"><text:span text:style-name="c46">http://www.liferay.com/documentation/liferay-portal/6.0/development/-/ai/the-plugins-sdk</text:span></text:p>
      <text:p text:style-name="p44"><text:span text:style-name="c45">Download</text:span></text:p>
      <text:p text:style-name="p8"><text:span text:style-name="c0">You can download the XMLPortletFactory.zip SDK from here:</text:span></text:p>
      <text:p text:style-name="p8"><text:span text:style-name="c47">http://sourceforge.net/projects/xmlportlet/files</text:span></text:p>
      <text:p text:style-name="p44"><text:span text:style-name="c45">Install XMLPortletFactory in Liferay SDK</text:span></text:p>
      <text:p text:style-name="p8"><text:span text:style-name="c0">If you have a Liferay plugin SDK, installed and working, you should have somewhere a directory that looks like this:</text:span></text:p>
      <text:p text:style-name="p8"><text:span>
          <draw:frame draw:name="images/image-002.jpg" svg:width="600pt" svg:height="237pt">
            <draw:image xlink:href="Pictures/Picture3"/>
          </draw:frame>
        </text:span><text:span text:style-name="c0"> </text:span></text:p>
      <text:p text:style-name="p8"><text:span text:style-name="c0">Installing XMLPortletFactory is just unzipping the file “XMLPortletFactory.zip” under XMLPortletFactory directory resulting in this:</text:span></text:p>
      <text:p text:style-name="p8"><text:span>
          <draw:frame draw:name="images/image-003.jpg" svg:width="600pt" svg:height="182.25pt">
            <draw:image xlink:href="Pictures/Picture4"/>
          </draw:frame>
        </text:span><text:span text:style-name="c0"> </text:span></text:p>
      <text:p text:style-name="p8"><text:span text:style-name="c0">That’s it!!!, XMLPortletFactory is installed in your Liferay plugins SDK.</text:span></text:p>
      <text:p text:style-name="p44"><text:span text:style-name="c45">First run</text:span></text:p>
      <text:p text:style-name="p8"><text:span text:style-name="c0">We are going to create our first portlet, and for that, we can use the same easy and convenient way, Liferay SDK uses for its own plugins. That is, from inside XMLPortletFactory folder, execute the “create” line command passing a name parameter and a description enclosed with quotes. Like this.</text:span></text:p>
      <text:p text:style-name="p8"><text:span text:style-name="c0">On Windows:</text:span></text:p>
      <text:p text:style-name="p50"><text:span text:style-name="c51">create.bat example “Here is an example”</text:span></text:p>
      <text:p text:style-name="p8"><text:span text:style-name="c0">On Linux:</text:span></text:p>
      <text:p text:style-name="p50"><text:span text:style-name="c51">./create.sh example “Here is an example”</text:span></text:p>
      <text:p text:style-name="p8"><text:span text:style-name="c0">Note : On Linux, remember to give execute permission to “create.sh”.</text:span></text:p>
      <text:p text:style-name="p8"><text:span text:style-name="c0">This results in the creation of a folder, named “example-xmlportletfactory” containing a build file and a small, starting point XMLPortletFactory file definition, named “example.xml”:</text:span></text:p>
      <text:p text:style-name="p8"><text:span>
          <draw:frame draw:name="images/image-004.jpg" svg:width="600pt" svg:height="207pt">
            <draw:image xlink:href="Pictures/Picture5"/>
          </draw:frame>
        </text:span><text:span text:style-name="c0"> </text:span></text:p>
      <text:p text:style-name="p8"><text:span text:style-name="c0">This example.xml definition just contains the data for a portlet called “example” that maintains a file with the fields “exampleId” and “exampleDescription”, and is generated here, just to be a starting point. You can edit it to suit your needs following specifications in chapter “XMLPortletFactory in detail”.</text:span></text:p>
      <text:p text:style-name="p8"><text:span text:style-name="c0">We now have an xml file, that conforms specifications (see ./Resources/xml/xmlportletfactory.xsd), and we want our portlet. Just enter folder example-xmlportletfactory and execute ant command.</text:span></text:p>
      <text:p text:style-name="p50"><text:span text:style-name="c51">cd example-xmlportletfactory</text:span><text:span text:style-name="c0"><text:line-break/></text:span><text:span text:style-name="c51">ant</text:span></text:p>
      <text:p text:style-name="p8"><text:span text:style-name="c0">What happened? Many things, let me resume:</text:span></text:p>
      <text:list text:style-name="L9">
        <text:list-item>
          <text:p text:style-name="p54"><text:span text:style-name="c0">Folder example-portlet was created in SDK’s portlet folder.</text:span></text:p>
        </text:list-item>
        <text:list-item>
          <text:list text:style-name="L34">
            <text:list-item>
              <text:p text:style-name="p55"><text:span text:style-name="c0">Note: be aware that folder name “example-portlet” comes from xml definition node </text:span><text:span text:style-name="c56">&lt;projectName&gt;</text:span><text:span text:style-name="c0"> and not from xml file name.</text:span></text:p>
            </text:list-item>
          </text:list>
        </text:list-item>
        <text:list-item>
          <text:p text:style-name="p53"><text:span text:style-name="c0">It was populated with all files needed.</text:span></text:p>
        </text:list-item>
        <text:list-item>
          <text:p text:style-name="p53"><text:span text:style-name="c0">Ant build-service was executed to generate Liferay services, persistence, etc.</text:span></text:p>
        </text:list-item>
        <text:list-item>
          <text:p text:style-name="p53"><text:span text:style-name="c0">Ant deploy was executed to generate portlet war, that now can be found in SDK’s dist folder</text:span></text:p>
        </text:list-item>
        <text:list-item>
          <text:p text:style-name="p57"><text:span text:style-name="c0">If you had SDK’s portal running, now the portlet is deployed, installed and the tables created.<text:line-break/></text:span></text:p>
        </text:list-item>
      </text:list>
      <text:p text:style-name="p8"><text:span text:style-name="c0">Just go to “Add” → “more” to install applications, and you will find that we have a new portlet in the list:</text:span></text:p>
      <text:p text:style-name="p8"><text:span>
          <draw:frame draw:name="images/image-005.jpg" svg:width="600pt" svg:height="241.5pt">
            <draw:image xlink:href="Pictures/Picture6"/>
          </draw:frame>
        </text:span><text:span text:style-name="c0"> </text:span></text:p>
      <text:p text:style-name="p8"><text:span text:style-name="c0">With it you can insert new table rows by pressing “Add example” button:</text:span></text:p>
      <text:p text:style-name="p8"><text:span>
          <draw:frame draw:name="images/image-006.jpg" svg:width="600pt" svg:height="103.5pt">
            <draw:image xlink:href="Pictures/Picture7"/>
          </draw:frame>
        </text:span><text:span text:style-name="c0"> </text:span></text:p>
      <text:p text:style-name="p8"><text:span text:style-name="c0">Pressing the “Submit” button:</text:span></text:p>
      <text:p text:style-name="p8"><text:span>
          <draw:frame draw:name="images/image-007.jpg" svg:width="597.75pt" svg:height="165pt">
            <draw:image xlink:href="Pictures/Picture8"/>
          </draw:frame>
        </text:span><text:span text:style-name="c0"> </text:span></text:p>
      <text:p text:style-name="p8"><text:span text:style-name="c0">Pressing the “Actions” button:</text:span></text:p>
      <text:p text:style-name="p8"><text:span>
          <draw:frame draw:name="images/image-008.jpg" svg:width="598.5pt" svg:height="163.5pt">
            <draw:image xlink:href="Pictures/Picture9"/>
          </draw:frame>
        </text:span><text:span text:style-name="c0"> </text:span></text:p>
      <text:p text:style-name="p8"><text:span text:style-name="c0">Pressing the tools button:</text:span></text:p>
      <text:p text:style-name="p8"><text:span>
          <draw:frame draw:name="images/image-009.jpg" svg:width="598.5pt" svg:height="127.5pt">
            <draw:image xlink:href="Pictures/Picture10"/>
          </draw:frame>
        </text:span><text:span text:style-name="c0"> </text:span></text:p>
      <text:p text:style-name="p8"><text:span text:style-name="c0">We have now a very simple portlet, but we can do very sophisticated portlets, like header → detail/s, combo validation of other files, regexp validation of fields, filter/search/order rows, change language, etc. Look for this and more in chapter </text:span><text:span text:style-name="c51">“XMLPortletFactory in detail”</text:span><text:span text:style-name="c0">.</text:span></text:p>
      <text:p text:style-name="p5"><text:span text:style-name="c6">XMLPortletFactory in detail</text:span></text:p>
      <text:p text:style-name="p44"><text:span text:style-name="c45">Must know before</text:span></text:p>
      <text:p text:style-name="p44"><text:span text:style-name="c45">Node by node explanation</text:span></text:p>
      <text:p text:style-name="p8"><text:span text:style-name="c0">Xml file definition is supposed to contain all data needed to generate everything in the portlet. The file starts with the tags </text:span><text:span text:style-name="c56">&lt;definition&gt;</text:span><text:span text:style-name="c0"> that have 2 required children </text:span><text:span text:style-name="c56">&lt;commonData&gt;</text:span><text:span text:style-name="c0"> and </text:span><text:span text:style-name="c56">&lt;applications&gt;</text:span><text:span text:style-name="c0">.<text:line-break/></text:span></text:p>
      <text:p text:style-name="p8"><text:span>
          <draw:frame draw:name="images/image-010.jpg" svg:width="318.75pt" svg:height="55.5pt">
            <draw:image xlink:href="Pictures/Picture11"/>
          </draw:frame>
        </text:span></text:p>
      <text:p text:style-name="p8"><text:span>
          <draw:frame draw:name="images/image-011.jpg" svg:width="272.25pt" svg:height="87pt">
            <draw:image xlink:href="Pictures/Picture12"/>
          </draw:frame>
        </text:span></text:p>
      <text:p text:style-name="p8"><text:span text:style-name="c65">&lt;commonData&gt;</text:span></text:p>
      <text:list text:style-name="L9">
        <text:list-item>
          <text:p text:style-name="p67"><text:span text:style-name="c0">contains 3 more required children</text:span></text:p>
        </text:list-item>
        <text:list-item>
          <text:p text:style-name="p66"><text:span text:style-name="c0">groups common data for all applications (portlets to be generated)<text:line-break/></text:span></text:p>
        </text:list-item>
        <text:list-item>
          <text:p text:style-name="p68"><text:span text:style-name="c69">&lt;client&gt;</text:span></text:p>
        </text:list-item>
        <text:list-item>
          <text:list text:style-name="L34">
            <text:list-item>
              <text:p text:style-name="p70"><text:span text:style-name="c0">Is aimed to contain the client name, for this project, as one client can have many projects.</text:span></text:p>
            </text:list-item>
            <text:list-item>
              <text:p text:style-name="p70"><text:span text:style-name="c0">[A-Za-z0-9]</text:span></text:p>
            </text:list-item>
            <text:list-item>
              <text:p text:style-name="p70"><text:span text:style-name="c0">Required: true.</text:span></text:p>
            </text:list-item>
            <text:list-item>
              <text:p text:style-name="p70"><text:span text:style-name="c0">This name will be used (lower case) in generated java package, like:</text:span></text:p>
            </text:list-item>
          </text:list>
        </text:list-item>
      </text:list>
      <text:p text:style-name="p71"><text:span text:style-name="c0">org.xmlportletfactory.portal.</text:span><text:span text:style-name="c56">&lt;client /&gt;</text:span></text:p>
      <text:list text:style-name="L9">
        <text:list-item>
          <text:p text:style-name="p68"><text:span text:style-name="c69">&lt;projectName&gt;</text:span></text:p>
        </text:list-item>
        <text:list-item>
          <text:list text:style-name="L34">
            <text:list-item>
              <text:p text:style-name="p72"><text:span text:style-name="c0">The project name.</text:span></text:p>
            </text:list-item>
            <text:list-item>
              <text:p text:style-name="p72"><text:span text:style-name="c0">[A-Za-z]</text:span></text:p>
            </text:list-item>
            <text:list-item>
              <text:p text:style-name="p72"><text:span text:style-name="c0">Required: true.</text:span></text:p>
            </text:list-item>
            <text:list-item>
              <text:p text:style-name="p72"><text:span text:style-name="c0">This name will be used for portlet class name and in category for liferay-display.xml</text:span></text:p>
            </text:list-item>
          </text:list>
        </text:list-item>
      </text:list>
      <text:p text:style-name="p71"><text:span text:style-name="c0">In portlet name “</text:span><text:span text:style-name="c56">&lt;projectName /&gt;</text:span><text:span text:style-name="c0">”-portlet</text:span></text:p>
      <text:list text:style-name="L9">
        <text:list-item>
          <text:p text:style-name="p68"><text:span text:style-name="c69">&lt;version&gt;</text:span></text:p>
        </text:list-item>
        <text:list-item>
          <text:list text:style-name="L34">
            <text:list-item>
              <text:p text:style-name="p73"><text:span text:style-name="c0">Version number of </text:span><text:span text:style-name="c56">&lt;projectName&gt;</text:span></text:p>
            </text:list-item>
            <text:list-item>
              <text:p text:style-name="p73"><text:span text:style-name="c0">Required: false. If omitted defaults to 1</text:span></text:p>
            </text:list-item>
            <text:list-item>
              <text:p text:style-name="p73"><text:span text:style-name="c0">Field used in:</text:span></text:p>
            </text:list-item>
          </text:list>
        </text:list-item>
      </text:list>
      <text:p text:style-name="p71"><text:span text:style-name="c0">File “liferay-plugin-package.properties” module-incremental-version variable</text:span></text:p>
      <text:list text:style-name="L9">
        <text:list-item>
          <text:p text:style-name="p75"><text:span text:style-name="c76">&lt;bbddApplicationsData&gt;</text:span><text:span text:style-name="c0"> - deprecated / not in use<text:line-break/></text:span></text:p>
        </text:list-item>
      </text:list>
      <text:p text:style-name="p8"><text:span>
          <draw:frame draw:name="images/image-012.jpg" svg:width="459.75pt" svg:height="88.5pt">
            <draw:image xlink:href="Pictures/Picture13"/>
          </draw:frame>
        </text:span></text:p>
      <text:p text:style-name="p8"><text:span text:style-name="c65">&lt;applications&gt;</text:span></text:p>
      <text:list text:style-name="L9">
        <text:list-item>
          <text:p text:style-name="p79"><text:span text:style-name="c0">Just the container of nodes type </text:span><text:span text:style-name="c56">&lt;application&gt;</text:span></text:p>
        </text:list-item>
        <text:list-item>
          <text:p text:style-name="p78"><text:span text:style-name="c0">1 to 255 applications in one xml.</text:span></text:p>
        </text:list-item>
        <text:list-item>
          <text:p text:style-name="p81"><text:span text:style-name="c69">&lt;application&gt;</text:span></text:p>
        </text:list-item>
        <text:list-item>
          <text:list text:style-name="L34">
            <text:list-item>
              <text:p text:style-name="p82"><text:span text:style-name="c0">Each application will correspond to one portlet generated</text:span></text:p>
            </text:list-item>
            <text:list-item>
              <text:p text:style-name="p82"><text:span text:style-name="c0">Each application will correspond to one table in the BBDD</text:span></text:p>
            </text:list-item>
            <text:list-item>
              <text:p text:style-name="p82"><text:span text:style-name="c0">Contains 3 children nodes, classDef, fileDef and optional detailFiles.</text:span></text:p>
            </text:list-item>
          </text:list>
        </text:list-item>
      </text:list>
      <text:p text:style-name="p83"><text:span>
          <draw:frame draw:name="images/image-013.jpg" svg:width="209.25pt" svg:height="104.25pt">
            <draw:image xlink:href="Pictures/Picture14"/>
          </draw:frame>
        </text:span></text:p>
      <text:list>
        <text:list-item>
          <text:list text:style-name="L34">
            <text:list-item>
              <text:p text:style-name="p86"><text:span text:style-name="c87">&lt;classDef&gt;</text:span></text:p>
            </text:list-item>
            <text:list-item>
              <text:list text:style-name="L40">
                <text:list-item>
                  <text:p text:style-name="p88"><text:span text:style-name="c0">Contains 4 children nodes, title, mode, generatePortlet and restrictedBy.</text:span></text:p>
                </text:list-item>
                <text:list-item>
                  <text:p text:style-name="p89"><text:span text:style-name="c90">&lt;name&gt;</text:span></text:p>
                </text:list-item>
                <text:list-item>
                  <text:list text:style-name="L91">
                    <text:list-item>
                      <text:p text:style-name="p92"><text:span text:style-name="c0">Used to reference this portlet everywere.</text:span></text:p>
                    </text:list-item>
                    <text:list-item>
                      <text:p text:style-name="p92"><text:span text:style-name="c0">Also known in velocity files as “file_name” and “class_name”</text:span></text:p>
                    </text:list-item>
                    <text:list-item>
                      <text:p text:style-name="p92"><text:span text:style-name="c0">[A-Za-z0-9]</text:span></text:p>
                    </text:list-item>
                    <text:list-item>
                      <text:p text:style-name="p92"><text:span text:style-name="c0">Required: true.</text:span></text:p>
                    </text:list-item>
                  </text:list>
                </text:list-item>
                <text:list-item>
                  <text:p text:style-name="p89"><text:span text:style-name="c90">&lt;title&gt;</text:span></text:p>
                </text:list-item>
                <text:list-item>
                  <text:list text:style-name="L91">
                    <text:list-item>
                      <text:p text:style-name="p93"><text:span text:style-name="c0">Actually only used for documentation and readibility.</text:span></text:p>
                    </text:list-item>
                    <text:list-item>
                      <text:p text:style-name="p93"><text:span text:style-name="c0">Required: true.</text:span></text:p>
                    </text:list-item>
                  </text:list>
                </text:list-item>
              </text:list>
            </text:list-item>
          </text:list>
        </text:list-item>
      </text:list>
      <text:p text:style-name="p94"><text:span>
          <draw:frame draw:name="images/image-014.jpg" svg:width="126.75pt" svg:height="87.75pt">
            <draw:image xlink:href="Pictures/Picture15"/>
          </draw:frame>
        </text:span></text:p>
      <text:list>
        <text:list-item>
          <text:list>
            <text:list-item>
              <text:list text:style-name="L40">
                <text:list-item>
                  <text:p text:style-name="p89"><text:span text:style-name="c90">&lt;mode&gt;</text:span></text:p>
                </text:list-item>
                <text:list-item>
                  <text:list text:style-name="L91">
                    <text:list-item>
                      <text:p text:style-name="p96"><text:span text:style-name="c0">Defines if the portlet can or can’t insert, delete, modify, or browse records of de bbdd.</text:span></text:p>
                    </text:list-item>
                    <text:list-item>
                      <text:p text:style-name="p96"><text:span text:style-name="c0">All options true by default.</text:span></text:p>
                    </text:list-item>
                    <text:list-item>
                      <text:p text:style-name="p96"><text:span text:style-name="c0">Required: false.</text:span></text:p>
                    </text:list-item>
                  </text:list>
                </text:list-item>
                <text:list-item>
                  <text:p text:style-name="p89"><text:span text:style-name="c90">&lt;generatePortlet&gt;</text:span></text:p>
                </text:list-item>
                <text:list-item>
                  <text:list text:style-name="L91">
                    <text:list-item>
                      <text:p text:style-name="p97"><text:span text:style-name="c0">True or false, to define if a portlet is to be generated. If false, it will only generate classes to access BBDD table, and include them in the .jar.</text:span></text:p>
                    </text:list-item>
                  </text:list>
                </text:list-item>
              </text:list>
            </text:list-item>
          </text:list>
        </text:list-item>
      </text:list>
      <text:p text:style-name="p94"><text:span>
          <draw:frame draw:name="images/image-015.jpg" svg:width="159.75pt" svg:height="70.5pt">
            <draw:image xlink:href="Pictures/Picture16"/>
          </draw:frame>
        </text:span></text:p>
      <text:list>
        <text:list-item>
          <text:list>
            <text:list-item>
              <text:list text:style-name="L40">
                <text:list-item>
                  <text:p text:style-name="p89"><text:span text:style-name="c90">&lt;restrictedBy&gt;</text:span></text:p>
                </text:list-item>
                <text:list-item>
                  <text:list text:style-name="L91">
                    <text:list-item>
                      <text:p text:style-name="p99"><text:span text:style-name="c0">Very usefull feature that restrict access to BBDD depending or the companyId, groupId or userId of the user that adds a row.</text:span></text:p>
                    </text:list-item>
                    <text:list-item>
                      <text:p text:style-name="p99"><text:span text:style-name="c0">If is companyId restricted, all users with the same companyId, will see all rows inserted from that company.</text:span></text:p>
                    </text:list-item>
                    <text:list-item>
                      <text:p text:style-name="p99"><text:span text:style-name="c0">If is groupId restricted, only users with the same groupId, will see rows inserted by them.</text:span></text:p>
                    </text:list-item>
                    <text:list-item>
                      <text:p text:style-name="p99"><text:span text:style-name="c0">Finally if userId restricted, each user will only see rows inserted by themselves.</text:span></text:p>
                    </text:list-item>
                    <text:list-item>
                      <text:p text:style-name="p99"><text:span text:style-name="c0">This feature can be achieved because, XMLPortletFactory always creates DDBB tables including companyId, groupId and userId fields, and silently populates the current user values at insertion time.</text:span></text:p>
                    </text:list-item>
                  </text:list>
                </text:list-item>
              </text:list>
            </text:list-item>
          </text:list>
        </text:list-item>
      </text:list>
      <text:p text:style-name="p83"><text:span>
          <draw:frame draw:name="images/image-016.jpg" svg:width="369.75pt" svg:height="89.25pt">
            <draw:image xlink:href="Pictures/Picture17"/>
          </draw:frame>
        </text:span></text:p>
      <text:list>
        <text:list-item>
          <text:list text:style-name="L34">
            <text:list-item>
              <text:p text:style-name="p102"><text:span text:style-name="c87">&lt;fileDef&gt;</text:span></text:p>
            </text:list-item>
            <text:list-item>
              <text:list text:style-name="L40">
                <text:list-item>
                  <text:p text:style-name="p104"><text:span text:style-name="c0">Contains all data referred to each field of the table.</text:span></text:p>
                </text:list-item>
                <text:list-item>
                  <text:p text:style-name="p104"><text:span text:style-name="c90">&lt;name&gt;</text:span></text:p>
                </text:list-item>
                <text:list-item>
                  <text:list text:style-name="L91">
                    <text:list-item>
                      <text:p text:style-name="p105"><text:span text:style-name="c0">The name of the table in the bbdd. Be aware that table name will be prefixed with the project name.</text:span></text:p>
                    </text:list-item>
                    <text:list-item>
                      <text:p text:style-name="p105"><text:span text:style-name="c0">[a-z]{1}[a-zA-Z0-9]*</text:span></text:p>
                    </text:list-item>
                    <text:list-item>
                      <text:p text:style-name="p105"><text:span text:style-name="c0">Required: true.</text:span></text:p>
                    </text:list-item>
                  </text:list>
                </text:list-item>
              </text:list>
            </text:list-item>
          </text:list>
        </text:list-item>
      </text:list>
      <text:p text:style-name="p106"><text:span>
          <draw:frame draw:name="images/image-017.jpg" svg:width="413.25pt" svg:height="121.5pt">
            <draw:image xlink:href="Pictures/Picture18"/>
          </draw:frame>
        </text:span></text:p>
      <text:list>
        <text:list-item>
          <text:list>
            <text:list-item>
              <text:list text:style-name="L40">
                <text:list-item>
                  <text:p text:style-name="p109"><text:span text:style-name="c110">&lt;fields&gt;</text:span></text:p>
                </text:list-item>
                <text:list-item>
                  <text:list text:style-name="L91">
                    <text:list-item>
                      <text:p text:style-name="p111"><text:span text:style-name="c0">Set of </text:span><text:span text:style-name="c56">&lt;field&gt;</text:span><text:span text:style-name="c0"> nodes.</text:span></text:p>
                    </text:list-item>
                    <text:list-item>
                      <text:p text:style-name="p112"><text:span text:style-name="c0">IMPORTANT: First </text:span><text:span text:style-name="c56">&lt;field&gt;</text:span><text:span text:style-name="c0"> is always the primary key of the table.</text:span></text:p>
                    </text:list-item>
                    <text:list-item>
                      <text:p text:style-name="p112"><text:span text:style-name="c65">&lt;field&gt;</text:span></text:p>
                    </text:list-item>
                    <text:list-item>
                      <text:list text:style-name="L113">
                        <text:list-item>
                          <text:p text:style-name="p115"><text:span text:style-name="c116">&lt;name&gt;</text:span></text:p>
                        </text:list-item>
                        <text:list-item>
                          <text:list text:style-name="L117">
                            <text:list-item>
                              <text:p text:style-name="p118"><text:span text:style-name="c0">Name of the field in the table.</text:span></text:p>
                            </text:list-item>
                            <text:list-item>
                              <text:p text:style-name="p118"><text:span text:style-name="c0">[a-zA-Z0-9]*</text:span></text:p>
                            </text:list-item>
                            <text:list-item>
                              <text:p text:style-name="p118"><text:span text:style-name="c0">Required: true.</text:span></text:p>
                            </text:list-item>
                          </text:list>
                        </text:list-item>
                        <text:list-item>
                          <text:p text:style-name="p115"><text:span text:style-name="c116">&lt;title&gt;</text:span></text:p>
                        </text:list-item>
                        <text:list-item>
                          <text:list text:style-name="L117">
                            <text:list-item>
                              <text:p text:style-name="p119"><text:span text:style-name="c0">String used in jsp to ask for field value in edition mode or column name in search containers for view mode.</text:span></text:p>
                            </text:list-item>
                            <text:list-item>
                              <text:p text:style-name="p119"><text:span text:style-name="c0">Also populated to language_xx.properties files for user modification in I18n.</text:span></text:p>
                            </text:list-item>
                          </text:list>
                        </text:list-item>
                      </text:list>
                    </text:list-item>
                  </text:list>
                </text:list-item>
              </text:list>
            </text:list-item>
          </text:list>
        </text:list-item>
      </text:list>
      <text:p text:style-name="p120"><text:span>
          <draw:frame draw:name="images/image-018.jpg" svg:width="167.25pt" svg:height="237.75pt">
            <draw:image xlink:href="Pictures/Picture19"/>
          </draw:frame>
        </text:span></text:p>
      <text:list>
        <text:list-item>
          <text:list>
            <text:list-item>
              <text:list>
                <text:list-item>
                  <text:list>
                    <text:list-item>
                      <text:list text:style-name="L113">
                        <text:list-item>
                          <text:p text:style-name="p123"><text:span text:style-name="c116">&lt;type&gt;</text:span></text:p>
                        </text:list-item>
                        <text:list-item>
                          <text:list text:style-name="L117">
                            <text:list-item>
                              <text:p text:style-name="p124"><text:span text:style-name="c0">Here you select which type of field is going to be from the ones showed in the image above.</text:span></text:p>
                            </text:list-item>
                            <text:list-item>
                              <text:p text:style-name="p124"><text:span text:style-name="c0">Int, long, numeric, float and varchar, admit </text:span><text:span text:style-name="c56">&lt;regexp&gt;</text:span><text:span text:style-name="c0"> function. That means that you can control the data values admitted.</text:span></text:p>
                            </text:list-item>
                            <text:list-item>
                              <text:p text:style-name="p124"><text:span text:style-name="c0">The </text:span><text:span text:style-name="c56">&lt;regexp&gt;</text:span><text:span text:style-name="c0"> tag values are defined in file “regexp.properties” and actually includes, email, ip, url, zipspain, nifspain, phonespain, etc.</text:span></text:p>
                            </text:list-item>
                            <text:list-item>
                              <text:p text:style-name="p124"><text:span text:style-name="c0">Int, long, numeric, float, date, datetime and varchar types admit </text:span><text:span text:style-name="c56">&lt;order&gt;</text:span><text:span text:style-name="c0"> function. That means that the columns with order value true, in search container of the portlet view mode, will be orderable with a click.</text:span></text:p>
                            </text:list-item>
                            <text:list-item>
                              <text:p text:style-name="p124"><text:span text:style-name="c0">The </text:span><text:span text:style-name="c56">&lt;order&gt;</text:span><text:span text:style-name="c0"> tag defaults to false.</text:span></text:p>
                            </text:list-item>
                            <text:list-item>
                              <text:p text:style-name="p124"><text:span text:style-name="c0">Int, long, numeric, float and varchar types admit the </text:span><text:span text:style-name="c56">&lt;lenght&gt;</text:span><text:span text:style-name="c0"> clause. That means that you control de length of the field.</text:span></text:p>
                            </text:list-item>
                            <text:list-item>
                              <text:p text:style-name="p124"><text:span text:style-name="c0">Varchar type, admits a special clause </text:span><text:span text:style-name="c56">&lt;filter&gt;</text:span><text:span text:style-name="c0">, that when is true, automatically generates a search/filter field in the portlet view mode, that permits filtering of rows field values, with this clause.</text:span></text:p>
                            </text:list-item>
                            <text:list-item>
                              <text:p text:style-name="p124"><text:span text:style-name="c0">The </text:span><text:span text:style-name="c56">&lt;type&gt;</text:span><text:span text:style-name="c0"> tag is probably the most complex node of all, see examples provided to get a more exact point of view.</text:span></text:p>
                            </text:list-item>
                            <text:list-item>
                              <text:p text:style-name="p124"><text:span text:style-name="c0">The </text:span><text:span text:style-name="c56">&lt;text&gt;</text:span><text:span text:style-name="c0"> tag creates a text box.</text:span></text:p>
                            </text:list-item>
                            <text:list-item>
                              <text:p text:style-name="p124"><text:span text:style-name="c0">The </text:span><text:span text:style-name="c56">&lt;boolean&gt;</text:span><text:span text:style-name="c0"> tag creates a radio button</text:span></text:p>
                            </text:list-item>
                            <text:list-item>
                              <text:p text:style-name="p124"><text:span text:style-name="c0">The </text:span><text:span text:style-name="c56">&lt;image&gt;</text:span><text:span text:style-name="c0"> tag creates a complete infrastructure to upload images, which internally are stored in Liferays Image Gallery.</text:span></text:p>
                            </text:list-item>
                            <text:list-item>
                              <text:p text:style-name="p124"><text:span text:style-name="c0">The </text:span><text:span text:style-name="c56">&lt;document&gt;</text:span><text:span text:style-name="c0"> tag creates a complete infrastructure to upload documents that internally are stored in Liferays Document Library.</text:span></text:p>
                            </text:list-item>
                            <text:list-item>
                              <text:p text:style-name="p124"><text:span text:style-name="c0">Incredible but true.</text:span></text:p>
                            </text:list-item>
                          </text:list>
                        </text:list-item>
                        <text:list-item>
                          <text:p text:style-name="p123"><text:span text:style-name="c116">&lt;showFieldInView&gt;</text:span></text:p>
                        </text:list-item>
                        <text:list-item>
                          <text:list text:style-name="L117">
                            <text:list-item>
                              <text:p text:style-name="p125"><text:span text:style-name="c0">True or false, depending if we want the field value to be shown in portlet view mode, as a search container column.</text:span></text:p>
                            </text:list-item>
                            <text:list-item>
                              <text:p text:style-name="p125"><text:span text:style-name="c0">If we have many fields in the table, we usually don’t want to show all of them as columns, in view mode, because of width overflow. So we just put as true the most important ones.</text:span></text:p>
                            </text:list-item>
                            <text:list-item>
                              <text:p text:style-name="p125"><text:span text:style-name="c0">At least one.</text:span></text:p>
                            </text:list-item>
                          </text:list>
                        </text:list-item>
                        <text:list-item>
                          <text:p text:style-name="p123"><text:span text:style-name="c116">&lt;required&gt;</text:span></text:p>
                        </text:list-item>
                        <text:list-item>
                          <text:list text:style-name="L117">
                            <text:list-item>
                              <text:p text:style-name="p126"><text:span text:style-name="c0">Used to make sure, a field value is obtained when inserting a row. * Fields required, are marked with an asterisk in portlet edit mode.</text:span></text:p>
                            </text:list-item>
                            <text:list-item>
                              <text:p text:style-name="p126"><text:span text:style-name="c0">It defaults to false</text:span></text:p>
                            </text:list-item>
                          </text:list>
                        </text:list-item>
                      </text:list>
                    </text:list-item>
                  </text:list>
                </text:list-item>
              </text:list>
            </text:list-item>
          </text:list>
        </text:list-item>
      </text:list>
      <text:p text:style-name="p120"><text:span>
          <draw:frame draw:name="images/image-019.jpg" svg:width="137.25pt" svg:height="70.5pt">
            <draw:image xlink:href="Pictures/Picture20"/>
          </draw:frame>
        </text:span></text:p>
      <text:list>
        <text:list-item>
          <text:list>
            <text:list-item>
              <text:list>
                <text:list-item>
                  <text:list>
                    <text:list-item>
                      <text:list text:style-name="L113">
                        <text:list-item>
                          <text:p text:style-name="p129"><text:span text:style-name="c116">&lt;validation&gt;</text:span></text:p>
                        </text:list-item>
                        <text:list-item>
                          <text:list text:style-name="L117">
                            <text:list-item>
                              <text:p text:style-name="p130"><text:span text:style-name="c0">Used to validate input against other BBDD table row.</text:span></text:p>
                            </text:list-item>
                            <text:list-item>
                              <text:p text:style-name="p130"><text:span text:style-name="c0">It generates a combo, with values from other table. <text:line-break/></text:span></text:p>
                            </text:list-item>
                            <text:list-item>
                              <text:p text:style-name="p131"><text:span text:style-name="c87">&lt;className&gt;</text:span></text:p>
                            </text:list-item>
                            <text:list-item>
                              <text:list text:style-name="L132">
                                <text:list-item>
                                  <text:p text:style-name="p133"><text:span text:style-name="c0">Existing </text:span><text:span text:style-name="c56">&lt;className&gt;</text:span><text:span text:style-name="c0"> from other </text:span><text:span text:style-name="c56">&lt;application&gt;</text:span><text:span text:style-name="c0"> of this xml.</text:span></text:p>
                                </text:list-item>
                              </text:list>
                            </text:list-item>
                            <text:list-item>
                              <text:p text:style-name="p131"><text:span text:style-name="c87">&lt;fieldName&gt;</text:span></text:p>
                            </text:list-item>
                            <text:list-item>
                              <text:list text:style-name="L132">
                                <text:list-item>
                                  <text:p text:style-name="p134"><text:span text:style-name="c0">Existing </text:span><text:span text:style-name="c56">&lt;fieldName&gt;</text:span><text:span text:style-name="c0"> of </text:span><text:span text:style-name="c56">&lt;application&gt;</text:span><text:span text:style-name="c0"> referenced by previous </text:span><text:span text:style-name="c56">&lt;className&gt;</text:span><text:span text:style-name="c0">.</text:span></text:p>
                                </text:list-item>
                                <text:list-item>
                                  <text:p text:style-name="p134"><text:span text:style-name="c0">This field is the one used to match, for validation, so it should be of the same type. For example, if we are asking for the telephoneTypeId of a client, we would use the </text:span><text:span text:style-name="c56">&lt;fieldName&gt;</text:span><text:span text:style-name="c0"> “telephoneTypeId” from the telephoneTypes class.</text:span></text:p>
                                </text:list-item>
                              </text:list>
                            </text:list-item>
                            <text:list-item>
                              <text:p text:style-name="p131"><text:span text:style-name="c87">&lt;orderByField&gt;</text:span></text:p>
                            </text:list-item>
                            <text:list-item>
                              <text:list text:style-name="L132">
                                <text:list-item>
                                  <text:p text:style-name="p135"><text:span text:style-name="c0">Is the descriptive field of the validation application, to show in the combo box.</text:span></text:p>
                                </text:list-item>
                                <text:list-item>
                                  <text:p text:style-name="p135"><text:span text:style-name="c0">Following the previous example, would by the “telephoneTypeDescription” field.</text:span></text:p>
                                </text:list-item>
                              </text:list>
                            </text:list-item>
                          </text:list>
                        </text:list-item>
                      </text:list>
                    </text:list-item>
                  </text:list>
                </text:list-item>
                <text:list-item>
                  <text:list text:style-name="L91">
                    <text:list-item>
                      <text:p text:style-name="p112"><text:span text:style-name="c76">&lt;autoKey&gt;</text:span><text:span text:style-name="c0"> -&gt; deprecated / not in use</text:span></text:p>
                    </text:list-item>
                    <text:list-item>
                      <text:p text:style-name="p111"><text:span text:style-name="c76">&lt;poolable&gt;</text:span><text:span text:style-name="c0"> -&gt; deprecated / not in use</text:span></text:p>
                    </text:list-item>
                  </text:list>
                </text:list-item>
              </text:list>
            </text:list-item>
          </text:list>
        </text:list-item>
      </text:list>
      <text:p text:style-name="p83"><text:span>
          <draw:frame draw:name="images/image-020.jpg" svg:width="402.75pt" svg:height="71.25pt">
            <draw:image xlink:href="Pictures/Picture21"/>
          </draw:frame>
        </text:span></text:p>
      <text:list>
        <text:list-item>
          <text:list text:style-name="L34">
            <text:list-item>
              <text:p text:style-name="p138"><text:span text:style-name="c87">&lt;detailFiles&gt;</text:span></text:p>
            </text:list-item>
            <text:list-item>
              <text:list text:style-name="L40">
                <text:list-item>
                  <text:p text:style-name="p140"><text:span text:style-name="c0">You can define a list up to 255 detailFiles, for each application.</text:span></text:p>
                </text:list-item>
                <text:list-item>
                  <text:p text:style-name="p140"><text:span text:style-name="c90">&lt;detailFile&gt;</text:span></text:p>
                </text:list-item>
                <text:list-item>
                  <text:list text:style-name="L91">
                    <text:list-item>
                      <text:p text:style-name="p141"><text:span text:style-name="c0">Is an application reference whose records/rows depend on the ones defined in the current application, which can be zero to many. For example, telephone numbers of a company, or lines in an invoice, etc.</text:span></text:p>
                    </text:list-item>
                    <text:list-item>
                      <text:p text:style-name="p142"><text:span text:style-name="c0">You can have many detail files to one header, and even, detail files of detail files. But for all this to work, portlets have to be installed in the same page because, their view is refreshed via portlet intercommunication processes. Be aware of this.</text:span></text:p>
                    </text:list-item>
                    <text:list-item>
                      <text:p text:style-name="p142"><text:span text:style-name="c110">&lt;detailFileClassName&gt;</text:span></text:p>
                    </text:list-item>
                    <text:list-item>
                      <text:list text:style-name="L113">
                        <text:list-item>
                          <text:p text:style-name="p143"><text:span text:style-name="c0">Just the class name of the application that should exist within this xml.</text:span></text:p>
                        </text:list-item>
                      </text:list>
                    </text:list-item>
                    <text:list-item>
                      <text:p text:style-name="p142"><text:span text:style-name="c110">&lt;connectionFieldName&gt;</text:span></text:p>
                    </text:list-item>
                    <text:list-item>
                      <text:list text:style-name="L113">
                        <text:list-item>
                          <text:p text:style-name="p144"><text:span text:style-name="c0">The field name used to connect the header to the detail application.</text:span></text:p>
                        </text:list-item>
                        <text:list-item>
                          <text:p text:style-name="p144"><text:span text:style-name="c0">IMPORTANT: actually, this should be field #2 of the detail file. </text:span></text:p>
                        </text:list-item>
                        <text:list-item>
                          <text:p text:style-name="p144"><text:span text:style-name="c0">In an invoice header - invoice lines example, would be</text:span></text:p>
                        </text:list-item>
                        <text:list-item>
                          <text:p text:style-name="p144"><text:span text:style-name="c0">Invoice Header fields:</text:span></text:p>
                        </text:list-item>
                        <text:list-item>
                          <text:list text:style-name="L117">
                            <text:list-item>
                              <text:p text:style-name="p145"><text:span text:style-name="c0">InvoiceID</text:span></text:p>
                            </text:list-item>
                            <text:list-item>
                              <text:p text:style-name="p145"><text:span text:style-name="c0">InvoiceDate</text:span></text:p>
                            </text:list-item>
                            <text:list-item>
                              <text:p text:style-name="p145"><text:span text:style-name="c0">Invoice..etc.</text:span></text:p>
                            </text:list-item>
                          </text:list>
                        </text:list-item>
                        <text:list-item>
                          <text:p text:style-name="p144"><text:span text:style-name="c0">Invoice Lines fields:</text:span></text:p>
                        </text:list-item>
                        <text:list-item>
                          <text:list text:style-name="L117">
                            <text:list-item>
                              <text:p text:style-name="p146"><text:span text:style-name="c0">InvoiceLineId</text:span></text:p>
                            </text:list-item>
                            <text:list-item>
                              <text:p text:style-name="p146"><text:span text:style-name="c0">InvoiceId - field #2 of Invoice Lines.</text:span></text:p>
                            </text:list-item>
                            <text:list-item>
                              <text:p text:style-name="p146"><text:span text:style-name="c0">InvoiceLineArticleId</text:span></text:p>
                            </text:list-item>
                            <text:list-item>
                              <text:p text:style-name="p146"><text:span text:style-name="c0">InvoiceLine....Etc</text:span></text:p>
                            </text:list-item>
                          </text:list>
                        </text:list-item>
                      </text:list>
                    </text:list-item>
                    <text:list-item>
                      <text:p text:style-name="p142"><text:span text:style-name="c110">&lt;connectionTitle&gt;</text:span></text:p>
                    </text:list-item>
                    <text:list-item>
                      <text:list text:style-name="L113">
                        <text:list-item>
                          <text:p text:style-name="p147"><text:span text:style-name="c0">Just to describe the detailFile relationship, could be something like “Invoice Lines”</text:span></text:p>
                        </text:list-item>
                        <text:list-item>
                          <text:p text:style-name="p147"><text:span text:style-name="c0">Required: false.</text:span></text:p>
                        </text:list-item>
                      </text:list>
                    </text:list-item>
                  </text:list>
                </text:list-item>
                <text:list-item>
                  <text:p text:style-name="p140"><text:span text:style-name="c76">&lt;bbddFileData&gt;</text:span><text:span text:style-name="c0"> - deprecated / not in use.</text:span></text:p>
                </text:list-item>
              </text:list>
            </text:list-item>
          </text:list>
        </text:list-item>
      </text:list>
      <text:p text:style-name="p5"><text:span text:style-name="c6">How-to</text:span></text:p>
      <text:p text:style-name="p8"><text:span text:style-name="c0">Here will relate different possibilities of how to make XMLPortletFactory your favourite tool to generate portlets. Actually most of the generation is based in velocity templates that are very easy to edit. </text:span></text:p>
      <text:p text:style-name="p44"><text:span text:style-name="c45">Eclipse edit, your generated portlet</text:span></text:p>
      <text:p text:style-name="p8"><text:span text:style-name="c0">So you are a portlet developer and want to twist the generated portlet to meet your needs, well that is going to be ease, first remember to have prerequisites controlled:</text:span></text:p>
      <text:p text:style-name="p8"><text:span text:style-name="c148">Prerequisites</text:span></text:p>
      <text:list text:style-name="L9">
        <text:list-item>
          <text:p text:style-name="p151"><text:span text:style-name="c0">Liferay plugins SDK installed and working http://www.liferay.com/documentation/liferay-portal/6.0/development/-/ai/the-plugins-sdk</text:span></text:p>
        </text:list-item>
        <text:list-item>
          <text:p text:style-name="p151"><text:span text:style-name="c0">XMLPortletFactory installed and working in Liferay plugins SDK http://sourceforge.net/projects/xmlportlet/files/ A portlet already generated, (see “First Run” chapter) We are going to use same example here (the “example-portlet”)</text:span></text:p>
        </text:list-item>
        <text:list-item>
          <text:p text:style-name="p153"><text:span text:style-name="c0">Eclipse Java EE IDE for web developers, installed and working. http://www.eclipse.org/ Tested on version Helios Service Release 2. Liferay IDE tools 1.2.3v2011 installed. http://www.liferay.com/documentation/liferay-portal/6.0/development/-/ai/liferay-i-2</text:span></text:p>
        </text:list-item>
      </text:list>
      <text:p text:style-name="p8"><text:span text:style-name="c148">Steps</text:span></text:p>
      <text:list text:style-name="L154">
        <text:list-item>
          <text:p text:style-name="p156"><text:span text:style-name="c0">Start eclipse</text:span></text:p>
        </text:list-item>
        <text:list-item>
          <text:p text:style-name="p157"><text:span text:style-name="c0">On the Navigator or Package Explorer right button -&gt; import -&gt; Liferay Plugin SDK Projects</text:span></text:p>
        </text:list-item>
      </text:list>
      <text:p text:style-name="p83"><text:span>
          <draw:frame draw:name="images/image-021.jpg" svg:width="350.25pt" svg:height="409.5pt">
            <draw:image xlink:href="Pictures/Picture22"/>
          </draw:frame>
        </text:span></text:p>
      <text:list text:style-name="L154">
        <text:list-item>
          <text:p text:style-name="p157"><text:span text:style-name="c0">Next Button, select your Plugins SDK, the example-portlet, and your target runtime</text:span></text:p>
        </text:list-item>
      </text:list>
      <text:p text:style-name="p83"><text:span>
          <draw:frame draw:name="images/image-022.jpg" svg:width="411pt" svg:height="410.25pt">
            <draw:image xlink:href="Pictures/Picture23"/>
          </draw:frame>
        </text:span></text:p>
      <text:list text:style-name="L154">
        <text:list-item>
          <text:p text:style-name="p161"><text:span text:style-name="c0">That’s it, you are ready to go, you have the full portlet with sources at your disposal in your favourite IDE. It should look something like this:</text:span></text:p>
        </text:list-item>
      </text:list>
      <text:p text:style-name="p83"><text:span>
          <draw:frame draw:name="images/image-023.jpg" svg:width="600pt" svg:height="456.75pt">
            <draw:image xlink:href="Pictures/Picture24"/>
          </draw:frame>
        </text:span></text:p>
      <text:p text:style-name="p83"><text:span text:style-name="c0">Have fun.</text:span></text:p>
      <text:p text:style-name="p8"><text:span text:style-name="c0">More information about importing existing projects into Liferay IDE here:</text:span></text:p>
      <text:p text:style-name="p8"><text:span text:style-name="c0">http://www.liferay.com/documentation/liferay-portal/6.0/development/-/ai/importing-existing-projects-into-liferay-ide</text:span></text:p>
      <text:p text:style-name="p44"><text:span text:style-name="c45">How to I18n, change or add new languages</text:span></text:p>
      <text:p text:style-name="p8"><text:span text:style-name="c0">So you already generated a few portlets and need to add new language templates or change something in the actual ones. As you already notice portlet generation contemplates “en”, and “es” languages, if you develop a template for other language, feel free to send a copy to me, I will include it in the next version.</text:span></text:p>
      <text:p text:style-name="p8"><text:span text:style-name="c148">Prerequisites</text:span></text:p>
      <text:list text:style-name="L9">
        <text:list-item>
          <text:p text:style-name="p165"><text:span text:style-name="c0">Liferay plugins SDK installed and working http://www.liferay.com/documentation/liferay-portal/6.0/development/-/ai/the-plugins-sdk</text:span></text:p>
        </text:list-item>
        <text:list-item>
          <text:p text:style-name="p167"><text:span text:style-name="c0">XMLPortletFactory installed and working in Liferay plugins SDK http://sourceforge.net/projects/xmlportlet/files/ A portlet already generated, (see “First Run” chapter) We are going to use same example here (the “example-portlet”)</text:span></text:p>
        </text:list-item>
      </text:list>
      <text:p text:style-name="p8"><text:span text:style-name="c148">Steps</text:span></text:p>
      <text:p text:style-name="p8"><text:span text:style-name="c0">In the first run of XMLPortletFactory, two folders where automatically created, that were, lib and Resources. Under resources, you will find many files used in the generation of the portlet. We are going to talk about the ones that control I18n.</text:span></text:p>
      <text:list text:style-name="L154">
        <text:list-item>
          <text:p text:style-name="p169"><text:span text:style-name="c0">Go to XMLPortletFactory / Resources / Velocity Templates / PortletFiles folder.</text:span></text:p>
        </text:list-item>
        <text:list-item>
          <text:p text:style-name="p168"><text:span text:style-name="c0">If you just want to change something already exists just edit corresponding “Portlet_Language_??_properties.vm” file to suit your needs.</text:span></text:p>
        </text:list-item>
        <text:list-item>
          <text:p text:style-name="p168"><text:span text:style-name="c0">In case you want to create a new language template copy “Portlet_Language_properties.vm” to “Portlet_Language_</text:span><text:span text:style-name="c56">&lt;your lang here&gt;</text:span><text:span text:style-name="c0">_properties.vm”</text:span></text:p>
        </text:list-item>
        <text:list-item>
          <text:p text:style-name="p168"><text:span text:style-name="c0">Change line 4 to meet your lang so corresponding new file will be generated</text:span></text:p>
        </text:list-item>
      </text:list>
      <text:p text:style-name="p170"><text:span text:style-name="c0">a) #set( $createName = "/Language_</text:span><text:span text:style-name="c56">&lt;your lang here&gt;</text:span><text:span text:style-name="c0">.properties" )<text:line-break/>b) Change rest of lines ALLWAYS at the right side of the “=” sign.<text:line-break/>c) Don’t touch velocity variables enclosed like this: ${xxxxxxx} they are values substituted at generation time.<text:line-break/>d) Don’t touch lines starting with the “#” sign; they are velocity commands or file comments.<text:line-break/>e) If you have doubts compare English and Spanish files, it clears a lot to compare them.</text:span></text:p>
      <text:list text:style-name="L154">
        <text:list-item>
          <text:p text:style-name="p171"><text:span text:style-name="c0">Now generate again</text:span></text:p>
        </text:list-item>
      </text:list>
      <text:p text:style-name="p170"><text:span text:style-name="c0">a) Cd to your “portlet”-xmlportletfactory<text:line-break/>b) Ant</text:span></text:p>
      <text:p text:style-name="p8"><text:span text:style-name="c148">Results</text:span></text:p>
      <text:p text:style-name="p8"><text:span text:style-name="c0">You now are supposed to have a new language_xx.properties file in your newly generated portlet, and in every portlet you generate from this XMLPortletFactory SDK.</text:span></text:p>
      <text:p text:style-name="p8"><text:span text:style-name="c0">Remember to backup a copy of the file. </text:span></text:p>
      <text:p text:style-name="p8"><text:span text:style-name="c0">Have fun.</text:span></text:p>
      <text:p text:style-name="p44"><text:span text:style-name="c45">How to add new regexp validations to my portlets.</text:span></text:p>
      <text:p text:style-name="p8"><text:span text:style-name="c0">As you already noticed, regexp validation can be made to almost all field types with ease, but I see you want more possibilities. You can achieve this in very few steps.</text:span></text:p>
      <text:p text:style-name="p8"><text:span text:style-name="c148">Prerequisites</text:span></text:p>
      <text:list text:style-name="L9">
        <text:list-item>
          <text:p text:style-name="p174"><text:span text:style-name="c0">Liferay plugins SDK installed and working http://www.liferay.com/documentation/liferay-portal/6.0/development/-/ai/the-plugins-sdk</text:span></text:p>
        </text:list-item>
        <text:list-item>
          <text:p text:style-name="p176"><text:span text:style-name="c0">XMLPortletFactory installed and working in Liferay plugins SDK http://sourceforge.net/projects/xmlportlet/files/ A portlet already generated, (see “First Run” chapter) We are going to use same example here (the “example-portlet”) Regexp knowledge http://en.wikipedia.org/wiki/Regular_expression</text:span></text:p>
        </text:list-item>
      </text:list>
      <text:p text:style-name="p8"><text:span text:style-name="c148">Steps</text:span></text:p>
      <text:p text:style-name="p8"><text:span text:style-name="c0">In the first run of XMLPortletFactory, two folders where automatically created, that were, lib and Resources. Under resources, you will find many files used in the generation of the portlet. We are going to talk about the ones that control regexp validations. </text:span></text:p>
      <text:list text:style-name="L154">
        <text:list-item>
          <text:p text:style-name="p178"><text:span text:style-name="c0">Go to XMLPortletFactory / Resources / PortletStructureAndFiles / docroot / WEB-INF / src folder.</text:span></text:p>
        </text:list-item>
        <text:list-item>
          <text:p text:style-name="p179"><text:span text:style-name="c0">Edit regexp.properties file</text:span></text:p>
        </text:list-item>
      </text:list>
      <text:p text:style-name="p83"><text:span text:style-name="c0">#<text:line-break/># XMLPortletFactory regular expression validation types<text:line-break/>#<text:line-break/></text:span><text:span text:style-name="c56">float_regexp=[-+]?[0-9]*\.?[0-9]+$</text:span><text:span text:style-name="c0"><text:line-break/></text:span><text:span text:style-name="c56">integer_regexp=^[-+]?[0-9]+[0-9]*$</text:span><text:span text:style-name="c0"><text:line-break/></text:span><text:span text:style-name="c56">email=^[A-Z0-9._%+-]+@[A-Z0-9.-]+\\.[A-Z]{2,4}$</text:span><text:span text:style-name="c0"><text:line-break/></text:span><text:span text:style-name="c56">email_error=email_error</text:span><text:span text:style-name="c0"> <text:line-break/></text:span><text:span text:style-name="c56">ip=^(25[0-5]|2[0-4][0-9]|[01]?[0-9][0-9]?)\.(25[0-5]| 2[0-4][0-9]|[01]?[0-9][0-9]?)\.(25[0-5]|2[0-4][0-9]|[01]?[0-9][0-9]?)\.(25[0-5]|2[0-4][0-9]|[01]?[0-9][0-9]?)$</text:span><text:span text:style-name="c0"><text:line-break/></text:span><text:span text:style-name="c56">url=^(ht|f)tp(s?)\:\/\/[0-9a-zA-Z]([-.\w]*[0-9a-zA-Z])*(:(0-9)*)*(\/?)( [a-zA-Z0-9\-\.\?\,\'\/\\\+&amp;amp;%\$#_]*)?$</text:span><text:span text:style-name="c0"><text:line-break/></text:span><text:span text:style-name="c56">url_error=url_error</text:span><text:span text:style-name="c0"><text:line-break/></text:span><text:span text:style-name="c56">zipspain=^([1-9]{2}|[0-9][1-9]|[1-9][0-9])[0-9]{3}$</text:span><text:span text:style-name="c0"> <text:line-break/></text:span><text:span text:style-name="c56">zipspain_error=zipspain_error</text:span><text:span text:style-name="c0"><text:line-break/></text:span><text:span text:style-name="c56">nifspain=[0-9]{8}[A-Za-z]</text:span><text:span text:style-name="c0"><text:line-break/></text:span><text:span text:style-name="c56">nifspain_error=nifspain_error</text:span><text:span text:style-name="c0"><text:line-break/></text:span><text:span text:style-name="c56">phonespain=^[0-9]{2,3}-? ?[0-9]{6,7}$</text:span><text:span text:style-name="c0"><text:line-break/></text:span><text:span text:style-name="c56">phonespain_error=phonespain_error</text:span></text:p>
      <text:list text:style-name="L154">
        <text:list-item>
          <text:p text:style-name="p181"><text:span text:style-name="c0">change or add whatever new regexp expression to the file, just considering the following 2 rules</text:span></text:p>
        </text:list-item>
      </text:list>
      <text:p text:style-name="p7"><text:span text:style-name="c0">a) Add a “_error” property for each new regexp expression.</text:span></text:p>
      <text:p text:style-name="p50"><text:span text:style-name="c0">i) That is if you put a upper case regexp expression named “uppercase=[A-Z]*” you must create “uppercase_error=uppercase_error”.</text:span></text:p>
      <text:p text:style-name="p7"><text:span text:style-name="c0">b) Add your “???_error” property to your I18n files</text:span></text:p>
      <text:p text:style-name="p50"><text:span text:style-name="c0">i) Something like this: “uppercase_error=Must be upper case leters.”<text:line-break/>ii) See “How to I18n, change or add new languages” for help.<text:line-break/>iii) This way you will receive errors messages whenever you introduce wrong data.</text:span></text:p>
      <text:p text:style-name="p8"><text:span text:style-name="c148">Results</text:span></text:p>
      <text:p text:style-name="p8"><text:span text:style-name="c0">You now are supposed to have a new regexp expression that can be used in your xml files, and will be considered in future portlet generations. Remember to backup a copy of the file. </text:span></text:p>
      <text:p text:style-name="p8"><text:span text:style-name="c0">Have fun. </text:span></text:p>
    </office:text>
  </office:body>
</office:document-content>
</file>